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3c3c3c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80" style:font-name="Monospace" fo:font-size="10pt" style:font-size-asian="10pt"/>
    </style:style>
    <style:style style:name="T5" style:family="text">
      <style:text-properties fo:color="#00008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ff0000" style:font-name="Monospace" fo:font-size="10pt" style:font-size-asian="10pt"/>
    </style:style>
    <style:style style:name="T8" style:family="text">
      <style:text-properties fo:color="#008000" style:font-name="Monospace" fo:font-size="10pt" style:font-size-asian="10pt"/>
    </style:style>
    <style:style style:name="T9" style:family="text">
      <style:text-properties fo:color="#80808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Academic Year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os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r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nvarchar</text:span><text:span text:style-name="T3">(</text:span><text:span text:style-name="T6">2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Academic Year"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Academic Year"</text:span><text:span text:style-name="T2"> </text:span><text:span text:style-name="T1">ON</text:span><text:span text:style-name="T2"> </text:span><text:span text:style-name="T3">MDB_School.dbo.</text:span><text:span text:style-name="T4">"Academic Year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Admission Setup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mary Key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 Cost Meth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Template Nam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s Batch Nam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Cost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Cost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Cost Need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Cost Need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en_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Batch Nam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s Posting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Posting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valu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lec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 Meth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s From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s To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 No_ Option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temDB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on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sk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nScheduled Task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reate Task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tu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oft-page-break/><text:span text:style-name="T2"><text:tab/></text:span><text:span text:style-name="T4">"Enq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App_ Sales Batch Nam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App_ Sales Posting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1">CONSTRAINT</text:span><text:span text:style-name="T2"> </text:span><text:span text:style-name="T4">"PK_Admission Setup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Primary Key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Admission Setup"</text:span><text:span text:style-name="T2"> </text:span><text:span text:style-name="T1">ON</text:span><text:span text:style-name="T2"> </text:span><text:span text:style-name="T3">MDB_School.dbo.</text:span><text:span text:style-name="T4">"Admission Setup"</text:span><text:span text:style-name="T2"> </text:span><text:span text:style-name="T3">(</text:span><text:span text:style-name="T1">Primary</text:span><text:span text:style-name="T2"> </text:span><text:span text:style-name="T1">Key</text:span><text:span text:style-name="T3">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"Application</text:span><text:span text:style-name="T2"> </text:span><text:span text:style-name="T3">Certificate</text:span><text:span text:style-name="T2"> </text:span><text:span text:style-name="T1">Not</text:span><text:span text:style-name="T2"> </text:span><text:span text:style-name="T1">in</text:span><text:span text:style-name="T2"> </text:span><text:span text:style-name="T1">Use</text:span><text:span text:style-name="T9">-------" 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eritifica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ertificate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eipt Date _ Submissio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/text:p>
      <text:p text:style-name="P1"><text:span text:style-name="T3">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Certificate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Certificate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Certificate</text:span><text:span text:style-name="T2"> </text:span><text:span text:style-name="T1">ON</text:span><text:span text:style-name="T2"> </text:span><text:span text:style-name="T3">MDB_School.dbo.Certificate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Class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Class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Class</text:span><text:span text:style-name="T2"> </text:span><text:span text:style-name="T1">ON</text:span><text:span text:style-name="T2"> </text:span><text:span text:style-name="T3">MDB_School.dbo.Class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Class Card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iniimum Age Limi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ximum Age Limi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 From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Sale Till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Receive From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Application Receive Till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rks System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Percentag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omot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os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t Off Age as on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nsolidated Grad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Class Card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Class Code"</text:span><text:span text:style-name="T3">,Curriculum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Class Card"</text:span><text:span text:style-name="T2"> </text:span><text:span text:style-name="T1">ON</text:span><text:span text:style-name="T2"> </text:span><text:span text:style-name="T3">MDB_School.dbo.</text:span><text:span text:style-name="T4">"Class Card"</text:span><text:span text:style-name="T2"> </text:span><text:span text:style-name="T3">(Class</text:span><text:span text:style-name="T2"> </text:span><text:span text:style-name="T3">Code,Curriculum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Class Fee Header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lassification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oolea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pprov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Class Fee Header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Class Fee Header"</text:span><text:span text:style-name="T2"> </text:span><text:span text:style-name="T1">ON</text:span><text:span text:style-name="T2"> </text:span><text:span text:style-name="T3">MDB_School.dbo.</text:span><text:span text:style-name="T4">"Class Fee Header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Standard"/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Class Fee Lin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roup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Type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otal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month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Class Fee Line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Document No_"</text:span><text:span text:style-name="T3">,</text:span><text:span text:style-name="T4">"Line No_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Class Fee Line"</text:span><text:span text:style-name="T2"> </text:span><text:span text:style-name="T1">ON</text:span><text:span text:style-name="T2"> </text:span><text:span text:style-name="T3">MDB_School.dbo.</text:span><text:span text:style-name="T4">"Class Fee Line"</text:span><text:span text:style-name="T2"> </text:span><text:span text:style-name="T3">(Document</text:span><text:span text:style-name="T2"> </text:span><text:span text:style-name="T3">No_,Line</text:span><text:span text:style-name="T2"> </text:span><text:span text:style-name="T3">No_,Company</text:span><text:span text:style-name="T2"> </text:span><text:span text:style-name="T3">Name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Class Section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pacity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rks System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Percentag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omot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nsolidated Grad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Teacher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me Work Duration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Class Section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Class Code"</text:span><text:span text:style-name="T3">,Class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Class Section"</text:span><text:span text:style-name="T2"> </text:span><text:span text:style-name="T1">ON</text:span><text:span text:style-name="T2"> </text:span><text:span text:style-name="T3">MDB_School.dbo.</text:span><text:span text:style-name="T4">"Class Section"</text:span><text:span text:style-name="T2"> </text:span><text:span text:style-name="T3">(Class</text:span><text:span text:style-name="T2"> </text:span><text:span text:style-name="T3">Code,Class,Company</text:span><text:span text:style-name="T2"> </text:span><text:span text:style-name="T3">Name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Company</text:span><text:span text:style-name="T2"> </text:span><text:span text:style-name="T3">(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ctive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lec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4">"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3">Brand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4">"Projec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Company</text:span><text:span text:style-name="T2"> </text:span><text:span text:style-name="T1">PRIMARY</text:span><text:span text:style-name="T2"> </text:span><text:span text:style-name="T1">KEY</text:span><text:span text:style-name="T2"> </text:span><text:span text:style-name="T3">(Name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Company</text:span><text:span text:style-name="T2"> </text:span><text:span text:style-name="T1">ON</text:span><text:span text:style-name="T2"> </text:span><text:span text:style-name="T3">MDB_School.dbo.Company</text:span><text:span text:style-name="T2"> </text:span><text:span text:style-name="T3">(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Company Information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mary Key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me 2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o_ 2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x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iro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Bank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nk Branch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nk Account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Routing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s Permit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s Permi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Answer Back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Name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Addres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Contact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ocat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ture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Coun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me Pag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 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BAN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WIF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dustrial Class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Inbox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Inbox Details"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bbreviated Name"</text:span><text:span text:style-name="T2"> </text:span><text:span text:style-name="T5">varchar</text:span><text:span text:style-name="T3">(</text:span><text:span text:style-name="T6">4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ow Abbreviated Nam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sponsibility Cente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ck-Avail_ Period Calc_"</text:span><text:span text:style-name="T2"> </text:span><text:span text:style-name="T5">varchar</text:span><text:span text:style-name="T3">(</text:span><text:span text:style-name="T6">32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ck-Avail_ Time Bucke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se Calendar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al_ Convergence Time Frame"</text:span><text:span text:style-name="T2"> </text:span><text:span text:style-name="T5">varchar</text:span><text:span text:style-name="T3">(</text:span><text:span text:style-name="T6">32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I_N_ No_"</text:span><text:span text:style-name="T2"> </text:span><text:span text:style-name="T5">varchar</text:span><text:span text:style-name="T3">(</text:span><text:span text:style-name="T6">11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_S_T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S_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_C_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A_N_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E_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E_ Rang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E_ Commissionerat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nufacturers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ctories Act_ Regd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E_ Divis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Registration <text:s/>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ircl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ard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ssessing Officer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ash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C_A_N_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position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port or Deemed Expor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osition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Trading Co_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rge Tax Payer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rge Tax Payer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put Service Distributor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 Payment Peri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entral STC Applic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 Payment Due Day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O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O Registration No_"</text:span><text:span text:style-name="T2"> </text:span><text:span text:style-name="T5">varchar</text:span><text:span text:style-name="T3">(</text:span><text:span text:style-name="T6">7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DO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DO Registration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inistry Code"</text:span><text:span text:style-name="T2"> </text:span><text:span text:style-name="T5">varchar</text:span><text:span text:style-name="T3">(</text:span><text:span text:style-name="T6">3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ductor Category"</text:span><text:span text:style-name="T2"> </text:span><text:span text:style-name="T5">varchar</text:span><text:span text:style-name="T3">(</text:span><text:span text:style-name="T6">1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inistry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Trust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chool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chool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ress3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rand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Status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Account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Bank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Account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Branch Address"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IFSC Code"</text:span><text:span text:style-name="T2"> </text:span><text:span text:style-name="T5">varchar</text:span><text:span text:style-name="T3">(</text:span><text:span text:style-name="T6">15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nvarchar</text:span><text:span text:style-name="T3">(</text:span><text:span text:style-name="T6">2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ant E-mail ID"</text:span><text:span text:style-name="T2"> </text:span><text:span text:style-name="T5">varchar</text:span><text:span text:style-name="T3">(</text:span><text:span text:style-name="T6">80</text:span><text:span text:style-name="T3">),</text:span></text:p>
      <text:p text:style-name="P1"><text:span text:style-name="T2"><text:tab/></text:span><text:span text:style-name="T4">"Principal E-mail ID"</text:span><text:span text:style-name="T2"> </text:span><text:span text:style-name="T5">varchar</text:span><text:span text:style-name="T3">(</text:span><text:span text:style-name="T6">80</text:span><text:span text:style-name="T3">),</text:span></text:p>
      <text:p text:style-name="P1"><text:span text:style-name="T2"><text:tab/></text:span><text:span text:style-name="T4">"Accountant Phone No_"</text:span><text:span text:style-name="T2"> </text:span><text:span text:style-name="T5">varchar</text:span><text:span text:style-name="T3">(</text:span><text:span text:style-name="T6">30</text:span><text:span text:style-name="T3">),</text:span></text:p>
      <text:p text:style-name="P1"><text:span text:style-name="T2"><text:tab/></text:span><text:span text:style-name="T4">"Principal Phone No_"</text:span><text:span text:style-name="T2"> </text:span><text:span text:style-name="T5">varchar</text:span><text:span text:style-name="T3">(</text:span><text:span text:style-name="T6">30</text:span><text:span text:style-name="T3">),</text:span></text:p>
      <text:p text:style-name="P1"><text:span text:style-name="T2"><text:tab/></text:span><text:span text:style-name="T1">CONSTRAINT</text:span><text:span text:style-name="T2"> </text:span><text:span text:style-name="T4">"Company Information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Primary Key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Company Information$0"</text:span><text:span text:style-name="T2"> </text:span><text:span text:style-name="T1">ON</text:span><text:span text:style-name="T2"> </text:span><text:span text:style-name="T3">MDB_School.dbo.</text:span><text:span text:style-name="T4">"Company Information"</text:span><text:span text:style-name="T2"> </text:span><text:span text:style-name="T3">(</text:span><text:span text:style-name="T1">Primary</text:span><text:span text:style-name="T2"> </text:span><text:span text:style-name="T1">Key</text:span><text:span text:style-name="T3">,Company</text:span><text:span text:style-name="T2"> </text:span><text:span text:style-name="T3">Name)</text:span><text:span text:style-name="T7">;</text:span></text:p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"Customer</text:span><text:span text:style-name="T2"> </text:span><text:span text:style-name="T1">Not</text:span><text:span text:style-name="T2"> </text:span><text:span text:style-name="T1">in</text:span><text:span text:style-name="T2"> </text:span><text:span text:style-name="T1">Use</text:span><text:span text:style-name="T9">-------" 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arch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me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ntact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ur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rrito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1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2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ain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udgeted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Credit Limi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Price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istics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in_ Charge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pers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ment Method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gen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lace of Export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oice Disc_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Disc_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llection Metho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locked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oice Copi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Statement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nt Statement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ill-to Customer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iorit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Method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Date Modifi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Meth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ces Including VA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ocat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x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Answer Back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bine Shipment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en_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ture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me Pag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minder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rea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Li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serv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lock Payment Toleranc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paymen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mary Contac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sponsibility Cente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dvi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Time"</text:span><text:span text:style-name="T2"> </text:span><text:span text:style-name="T5">varchar</text:span><text:span text:style-name="T3">(</text:span><text:span text:style-name="T6">32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gent Servi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Zon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low Line Disc_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se Calendar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py Sell-to Addr_ to Qte From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I_N_ No_"</text:span><text:span text:style-name="T2"> </text:span><text:span text:style-name="T5">varchar</text:span><text:span text:style-name="T3">(</text:span><text:span text:style-name="T6">11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Exemption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_S_T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S_T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_C_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Rang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llectora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ructur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Referenc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port or Deemed Expor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Exemp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ture of Servic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ld Admiss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/text:p>
      <text:p text:style-name="P1"><text:span text:style-name="T3">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Discount Fee Header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lasification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Discoun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Discount Fee Header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Discount Fee Header"</text:span><text:span text:style-name="T2"> </text:span><text:span text:style-name="T1">ON</text:span><text:span text:style-name="T2"> </text:span><text:span text:style-name="T3">MDB_School.dbo.</text:span><text:span text:style-name="T4">"Discount Fee Header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Discount Fee Lin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Type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_L Account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Discount Fee Line_1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Document No_"</text:span><text:span text:style-name="T3">,</text:span><text:span text:style-name="T4">"Fee Code"</text:span><text:span text:style-name="T3">,</text:span><text:span text:style-name="T4">"Line No_"</text:span><text:span text:style-name="T3">,</text:span><text:span text:style-name="T4">"Fee Type Code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oft-page-break/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Discount Fee Line_1"</text:span><text:span text:style-name="T2"> </text:span><text:span text:style-name="T1">ON</text:span><text:span text:style-name="T2"> </text:span><text:span text:style-name="T3">MDB_School.dbo.</text:span><text:span text:style-name="T4">"Discount Fee Line"</text:span><text:span text:style-name="T2"> </text:span><text:span text:style-name="T3">(Document</text:span><text:span text:style-name="T2"> </text:span><text:span text:style-name="T3">No_,Fee</text:span><text:span text:style-name="T2"> </text:span><text:span text:style-name="T3">Code,Line</text:span><text:span text:style-name="T2"> </text:span><text:span text:style-name="T3">No_,Fee</text:span><text:span text:style-name="T2"> </text:span><text:span text:style-name="T1">Type</text:span><text:span text:style-name="T2"> </text:span><text:span text:style-name="T3">Code,Company</text:span><text:span text:style-name="T2"> </text:span><text:span text:style-name="T3">Name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Employee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irst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iddle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itials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it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arch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bile Phon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t_ Addres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t_ Address Star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t_ Address En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ture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Birth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cial Security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n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nion Membership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nager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mplymt_ Contrac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istics Group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mploymen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activ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ause of Inactivit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rminatio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rounds for Term_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1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2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sourc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Date Modifi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xtens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ager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x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E-Mail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Title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pers__Purch_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 Worked as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 From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 Till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Gross Salary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For Leaving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ined a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if Any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rom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o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ross Salary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Blood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N Card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_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for Inactivity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marks for Termination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r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SI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TC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ours_Da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Hours_Week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mployee Image File"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mployee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partment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ttendanc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ttendanc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Leave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bsen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Employee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Employee</text:span><text:span text:style-name="T2"> </text:span><text:span text:style-name="T1">ON</text:span><text:span text:style-name="T2"> </text:span><text:span text:style-name="T3">MDB_School.dbo.Employee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Fee Classification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Fee Classification"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Fee Classification"</text:span><text:span text:style-name="T2"> </text:span><text:span text:style-name="T1">ON</text:span><text:span text:style-name="T2"> </text:span><text:span text:style-name="T3">MDB_School.dbo.</text:span><text:span text:style-name="T4">"Fee Classification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Fee Components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_L Account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ck Duplic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 Of Month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tch Repor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in Slip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Fee Components"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Fee Components"</text:span><text:span text:style-name="T2"> </text:span><text:span text:style-name="T1">ON</text:span><text:span text:style-name="T2"> </text:span><text:span text:style-name="T3">MDB_School.dbo.</text:span><text:span text:style-name="T4">"Fee Components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Fee Typ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Fee Type"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Fee Type"</text:span><text:span text:style-name="T2"> </text:span><text:span text:style-name="T1">ON</text:span><text:span text:style-name="T2"> </text:span><text:span text:style-name="T3">MDB_School.dbo.</text:span><text:span text:style-name="T4">"Fee Type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Payment Method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Payment Method"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Payment Method"</text:span><text:span text:style-name="T2"> </text:span><text:span text:style-name="T1">ON</text:span><text:span text:style-name="T2"> </text:span><text:span text:style-name="T3">MDB_School.dbo.</text:span><text:span text:style-name="T4">"Payment Method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Section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d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Section</text:span><text:span text:style-name="T2"> </text:span><text:span text:style-name="T1">PRIMARY</text:span><text:span text:style-name="T2"> </text:span><text:span text:style-name="T1">KEY</text:span><text:span text:style-name="T2"> </text:span><text:span text:style-name="T3">(Cod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Section</text:span><text:span text:style-name="T2"> </text:span><text:span text:style-name="T1">ON</text:span><text:span text:style-name="T2"> </text:span><text:span text:style-name="T3">MDB_School.dbo.</text:span><text:span text:style-name="T4">"Section"</text:span><text:span text:style-name="T2"> </text:span><text:span text:style-name="T3">(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Stud_Route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Description"</text:span><text:span text:style-name="T2"> </text:span><text:span text:style-name="T5">varchar</text:span><text:span text:style-name="T3">(</text:span><text:span text:style-name="T6">2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Stud_Route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Route Code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oft-page-break/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Stud_Route</text:span><text:span text:style-name="T2"> </text:span><text:span text:style-name="T1">ON</text:span><text:span text:style-name="T2"> </text:span><text:span text:style-name="T3">MDB_School.dbo.Stud_Route</text:span><text:span text:style-name="T2"> </text:span><text:span text:style-name="T3">(Route</text:span><text:span text:style-name="T2"> </text:span><text:span text:style-name="T3">Cod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"Student</text:span><text:span text:style-name="T2"> </text:span><text:span text:style-name="T1">Not</text:span><text:span text:style-name="T2"> </text:span><text:span text:style-name="T1">in</text:span><text:span text:style-name="T2"> </text:span><text:span text:style-name="T1">Use</text:span><text:span text:style-name="T9">---------" 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Birth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izenship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commod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edium of Instr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sently Residing with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urriculum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To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ee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1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2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ry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 Addres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bile Number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umber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od Habit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Father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Mother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Guardian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Mo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Gran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ligion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s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g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th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am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munity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Tongu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ew Stud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3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ous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lassificat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Quota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a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hil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Join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om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llo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Vaca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om Typ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e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GPA Gra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Rank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GPA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Gra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Imag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For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ld Admiss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kup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rop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tance Covered in KM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Fe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W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Leaving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lock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mily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1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3">EW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Require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tegor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e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Detail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ithdrwal Applie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auge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2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 1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WS 1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New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1 New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Slab Code New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DOB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ibling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Relationship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s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pan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ream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/text:p>
      <text:p text:style-name="P1"><text:span text:style-name="T3">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bl_Gen_ Journal Lin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Journal_AutoId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Template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Batch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ternal 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FliplernInsertDate</text:span><text:span text:style-name="T2"> </text:span><text:span text:style-name="T5">dat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erated No_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1">CONSTRAINT</text:span><text:span text:style-name="T2"> </text:span><text:span text:style-name="T4">"PK_Tbl_Gen_ Journal Line"</text:span><text:span text:style-name="T2"> </text:span><text:span text:style-name="T1">PRIMARY</text:span><text:span text:style-name="T2"> </text:span><text:span text:style-name="T1">KEY</text:span><text:span text:style-name="T2"> </text:span><text:span text:style-name="T3">(Journal_AutoId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><text:soft-page-break/></text:p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bl_Gen_ Journal Line"</text:span><text:span text:style-name="T2"> </text:span><text:span text:style-name="T1">ON</text:span><text:span text:style-name="T2"> </text:span><text:span text:style-name="T3">MDB_School.dbo.</text:span><text:span text:style-name="T4">"Tbl_Gen_ Journal Line"</text:span><text:span text:style-name="T2"> </text:span><text:span text:style-name="T3">(Journal_AutoId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bl_Gen_ Journal Line_ERPSChoolTest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Template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Batch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ternal 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FliplernInsertDate</text:span><text:span text:style-name="T2"> </text:span><text:span text:style-name="T5">dat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/text:p>
      <text:p text:style-name="P1"><text:span text:style-name="T3">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Application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Birth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izenship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commod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edium of Instr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sently Residing with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iculum Intrested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urriculum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To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ee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1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2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ry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 Addres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bile Number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umber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od Habit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Father Image"</text:span><text:span text:style-name="T2"> </text:span><text:span text:style-name="T5">image</text:span><text:span text:style-name="T3">,</text:span></text:p>
      <text:p text:style-name="P1"><text:soft-page-break/><text:span text:style-name="T2"><text:tab/></text:span><text:span text:style-name="T4">"Mother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Guardian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Mo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Serie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Gran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_ D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nk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Sal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Receiv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Relationship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ligion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s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g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th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de of Sal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de of Payment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_ DD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ospec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spectus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am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munity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Tongu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po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ommender Designation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ommended By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ommended List No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ck Age Limi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commendation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3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lassificat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Quota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a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hil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For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ank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valuation Total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lection Numbe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W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Mo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 No_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s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ximum Age Limi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inimum Age Limi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1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W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istanc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Require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tegor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e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3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auge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2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il Cod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ream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Transport Fe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4">"Distance Covered in KM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3">Sibling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ibling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ibling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ibling DOB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('')'</text:span><text:span text:style-name="T3">,</text:span></text:p>
      <text:p text:style-name="P1"><text:span text:style-name="T2"><text:tab/></text:span><text:span text:style-name="T4">"Sibling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ibling 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Sibling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Allot Stud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Entry 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0</text:span><text:span text:style-name="T3">)),</text:span></text:p>
      <text:p text:style-name="P1"><text:span text:style-name="T2"><text:tab/></text:span><text:span text:style-name="T4">"Discount Code 2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Discount Code 3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Discount Code 4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Last Activation Dat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Aadhar Card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Temp Application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emp Application"</text:span><text:span text:style-name="T2"> </text:span><text:span text:style-name="T1">ON</text:span><text:span text:style-name="T2"> </text:span><text:span text:style-name="T3">MDB_School.dbo.</text:span><text:span text:style-name="T4">"Temp Application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Application Certificat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Applic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eritifica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ertificate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eipt Date _ Submissio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Temp Application Certificate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Application No_"</text:span><text:span text:style-name="T3">,Ceritificate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emp Application Certificate$0"</text:span><text:span text:style-name="T2"> </text:span><text:span text:style-name="T1">ON</text:span><text:span text:style-name="T2"> </text:span><text:span text:style-name="T3">MDB_School.dbo.</text:span><text:span text:style-name="T4">"Temp Application Certificate"</text:span><text:span text:style-name="T2"> </text:span><text:span text:style-name="T3">(Application</text:span><text:span text:style-name="T2"> </text:span><text:span text:style-name="T3">No_,Ceritificate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Approval Entry-Master12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ble I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quenc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nd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pers__Purch_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-Time Sent for Approval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Date-Time Modifi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Modified By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u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mi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vailable Credit Limi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aster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Send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Portal 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1">CONSTRAINT</text:span><text:span text:style-name="T2"> </text:span><text:span text:style-name="T4">"Temp Approval Entry-Master12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Table ID"</text:span><text:span text:style-name="T3">,</text:span><text:span text:style-name="T4">"Document Type"</text:span><text:span text:style-name="T3">,</text:span><text:span text:style-name="T4">"Document No_"</text:span><text:span text:style-name="T3">,</text:span><text:span text:style-name="T4">"Sequence No_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emp Approval Entry-Master12$0"</text:span><text:span text:style-name="T2"> </text:span><text:span text:style-name="T1">ON</text:span><text:span text:style-name="T2"> </text:span><text:span text:style-name="T3">MDB_School.dbo.</text:span><text:span text:style-name="T4">"Temp Approval Entry-Master12"</text:span><text:span text:style-name="T2"> </text:span><text:span text:style-name="T3">(</text:span><text:span text:style-name="T1">Table</text:span><text:span text:style-name="T2"> </text:span><text:span text:style-name="T3">ID,Document</text:span><text:span text:style-name="T2"> </text:span><text:span text:style-name="T1">Type</text:span><text:span text:style-name="T3">,Document</text:span><text:span text:style-name="T2"> </text:span><text:span text:style-name="T3">No_,</text:span><text:span text:style-name="T1">Sequence</text:span><text:span text:style-name="T2"> </text:span><text:span text:style-name="T3">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Customer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arch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me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ntact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Phone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ur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rrito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1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lobal Dimension 2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ain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udgeted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redit Limi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Price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istics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in_ Charge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pers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ment Method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gen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lace of Export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oice Disc_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Disc_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llection Metho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locked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oice Copi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Statement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nt Statement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ill-to Customer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iorit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Method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Date Modifi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Meth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ces Including VA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ocat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x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lex Answer Back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bine Shipment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en_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ture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me Pag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minder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rea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Li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serv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lock Payment Toleranc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paymen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imary Contac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sponsibility Cente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dvi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Time"</text:span><text:span text:style-name="T2"> </text:span><text:span text:style-name="T5">varchar</text:span><text:span text:style-name="T3">(</text:span><text:span text:style-name="T6">32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ping Agent Servi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Zon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low Line Disc_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Base Calendar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py Sell-to Addr_ to Qte From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I_N_ No_"</text:span><text:span text:style-name="T2"> </text:span><text:span text:style-name="T5">varchar</text:span><text:span text:style-name="T3">(</text:span><text:span text:style-name="T6">11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Exemption No_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_S_T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_S_T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_C_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ang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llectora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ructur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Referenc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_A_N_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port or Deemed Expor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Exemp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ture of Servic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atu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ld Admiss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1">CONSTRAINT</text:span><text:span text:style-name="T2"> </text:span><text:span text:style-name="T4">"PK_Temp Customer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emp Customer"</text:span><text:span text:style-name="T2"> </text:span><text:span text:style-name="T1">ON</text:span><text:span text:style-name="T2"> </text:span><text:span text:style-name="T3">MDB_School.dbo.</text:span><text:span text:style-name="T4">"Temp Customer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Det_ Cust_ Ledg_ Entry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omer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try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Batch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sert Statu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st_ Ledger Entry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Entry Type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Currency Code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Source Code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Transaction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Reason Code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Debi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Credi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Debit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Credit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Initial Entry Due Dat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Initial Entry Global Dim_ 1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Initial Entry Global Dim_ 2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oft-page-break/><text:span text:style-name="T2"><text:tab/></text:span><text:span text:style-name="T4">"Gen_ Bus_ Posting Group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Gen_ Prod_ Posting Group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Use Tax"</text:span><text:span text:style-name="T2"> </text:span><text:span text:style-name="T5">tinyint</text:span><text:span text:style-name="T3">,</text:span></text:p>
      <text:p text:style-name="P1"><text:span text:style-name="T2"><text:tab/></text:span><text:span text:style-name="T4">"VAT Bus_ Posting Group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VAT Prod_ Posting Group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Initial Document Type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Applied Cust_ Ledger Entry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3">Unapplied</text:span><text:span text:style-name="T2"> </text:span><text:span text:style-name="T5">tinyint</text:span><text:span text:style-name="T3">,</text:span></text:p>
      <text:p text:style-name="P1"><text:span text:style-name="T2"><text:tab/></text:span><text:span text:style-name="T4">"Unapplied by Entry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Remaining Pmt_ Disc_ Possibl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Max_ Payment Toleranc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Tax Jurisdiction Code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TDS Nature of Deduction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TDS Group"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Total TDS_TCS Incl_ SHECESS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,</text:span></text:p>
      <text:p text:style-name="P1"><text:span text:style-name="T2"><text:tab/></text:span><text:span text:style-name="T4">"TCS Nature of Collection"</text:span><text:span text:style-name="T2"> </text:span><text:span text:style-name="T5">varchar</text:span><text:span text:style-name="T3">(</text:span><text:span text:style-name="T6">10</text:span><text:span text:style-name="T3">),</text:span></text:p>
      <text:p text:style-name="P1"><text:span text:style-name="T2"><text:tab/></text:span><text:span text:style-name="T4">"TCS Type"</text:span><text:span text:style-name="T2"> </text:span><text:span text:style-name="T5">int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Temp Det_ Cust_ Ledg_ Entry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Company Name"</text:span><text:span text:style-name="T3">,</text:span><text:span text:style-name="T4">"Entry No_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emp Det_ Cust_ Ledg_ Entry"</text:span><text:span text:style-name="T2"> </text:span><text:span text:style-name="T1">ON</text:span><text:span text:style-name="T2"> </text:span><text:span text:style-name="T3">MDB_School.dbo.</text:span><text:span text:style-name="T4">"Temp Det_ Cust_ Ledg_ Entry"</text:span><text:span text:style-name="T2"> </text:span><text:span text:style-name="T3">(Company</text:span><text:span text:style-name="T2"> </text:span><text:span text:style-name="T3">Name,Entry</text:span><text:span text:style-name="T2"> </text:span><text:span text:style-name="T3">No_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Enquiry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ype Of Enquiry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Sourc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er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lationship with Applicant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edia Vehicl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Birth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izenship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For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Applied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ccomod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me Of The Previous Institut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edium Of Instr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iculum Intrested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Last Attended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iculum Followed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To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e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 Addres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bile Number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umber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 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g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th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mpaign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Mo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3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Statu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tance From School(km)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For Leaving Pre_ Schoo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pectations From Schoo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otal No_ Of Sibling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Siblings In Our School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Sibling In Other School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w Do You Knw About School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_O_B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YEAR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s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ason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active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W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llow-up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s1</text:span><text:span text:style-name="T2"> </text:span><text:span text:style-name="T5">varchar</text:span><text:span text:style-name="T3">(</text:span><text:span text:style-name="T6">4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istance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tial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tials1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tials2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Require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tegor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e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auge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2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mission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FollowUP1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FollowUP2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FollowUP3</text:span><text:span text:style-name="T2"> </text:span><text:span text:style-name="T5">varchar</text:span><text:span text:style-name="T3">(</text:span><text:span text:style-name="T6">2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Next FollowU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ligion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ream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Temp Enquiry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emp Enquiry"</text:span><text:span text:style-name="T2"> </text:span><text:span text:style-name="T1">ON</text:span><text:span text:style-name="T2"> </text:span><text:span text:style-name="T3">MDB_School.dbo.</text:span><text:span text:style-name="T4">"Temp Enquiry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"Temp</text:span><text:span text:style-name="T2"> </text:span><text:span text:style-name="T3">Gen_</text:span><text:span text:style-name="T2"> </text:span><text:span text:style-name="T3">Journal</text:span><text:span text:style-name="T2"> </text:span><text:span text:style-name="T3">Line_Not</text:span><text:span text:style-name="T2"> </text:span><text:span text:style-name="T1">in</text:span><text:span text:style-name="T2"> </text:span><text:span text:style-name="T1">Use</text:span><text:span text:style-name="T9">----------" 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Template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urnal Batch Nam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scription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bi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redi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ance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urrency Factor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_Purch_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fi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_ Disc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ill-to_Pay-to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ortcut Dimension 1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ortcut Dimension 2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pers__Purch_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-Created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n Hold"</text:span><text:span text:style-name="T2"> </text:span><text:span text:style-name="T5">varchar</text:span><text:span text:style-name="T3">(</text:span><text:span text:style-name="T6">3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es-to Doc_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es-to Do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u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mt_ Discoun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Discoun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Quantity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Posting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ment Term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es-to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usiness Uni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urring Metho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piratio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curring Frequency"</text:span><text:span text:style-name="T2"> </text:span><text:span text:style-name="T5">varchar</text:span><text:span text:style-name="T3">(</text:span><text:span text:style-name="T6">32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en_ Posting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en_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Gen_ Prod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Calculation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U 3-Party Trad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low Applic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Accou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Gen_ Posting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Gen_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Gen_ Prod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Calculation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nk Paymen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rrection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ck Prin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ocument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ternal Docum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ing No_ Serie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rea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Li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Group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Tax Area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Tax Li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Tax Group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Use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Prod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Prod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itional-Currency Posting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Add_-Currency Factor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ency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VAT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VA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ase Discoun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Base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Base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versing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llow Zero-Amount Posting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p-to_Order Address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Differenc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VAT Differenc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Direction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G_L Ac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C Partner Transaction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ll-to_Buy-from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untry_Region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repaymen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inancial Voi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ask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Unit Price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otal Price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Quantity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Job Unit Cos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Discount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Disc_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Unit Of Measur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Unit Pric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otal Pric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Unit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otal Cos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Discoun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Total Cos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Line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Currency Factor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Job Currenc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ampaig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d_ Order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Post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Posting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preciation Book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vage Valu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Depreciation Day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pr_ until FA Posting Dat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pr_ Acquisition Cos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intenanc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suranc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udgeted FA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uplicate in Depreciation Book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 Duplication Lis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Reclassification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Error Entry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dex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Exci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Bus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Prod_ Posting Group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ED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ED Calculation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mount Including Excis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_TC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LA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enva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ocation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Tax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Base Amount (L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Nature of Ded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ssessee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_TCS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_TCS Amt Incl Surcharg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TDS_TCS Including SHECESS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rty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rty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rm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rm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LC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Category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urcharge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urcharg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ncessional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Pai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TD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Work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Excis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_TCS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alla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allan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justmen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Sales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_C_C_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ance Work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VA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Claim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fund VA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ance Surcharg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urcharge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Nature Of Ded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Group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ance TDS_TC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emp TDS_TCS Bas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Posting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duc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Charg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ferred Claim FA Excis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hequ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ferr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Group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CESS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CESS on TDS_TC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otal TDS_TCS Incl_ SHE CESS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ance eCESS on TDS_TCS Am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er Contrac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apital Item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tem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eCes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oes to Excise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rom Excis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A_N_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From Order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nsignment Not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eclaration Form (GTA)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TA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TA Service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S Nature of Coll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y TC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TCS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S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_C_A_N_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S From Orders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 Shift Line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n ITC Claimable Usage %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put Credit_Output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mount Loaded on Item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ax Amount Loaded on Inventory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Defferment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ndard Deduction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Rounding Precision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Rounding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ndard Deduction Amount(ACY)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put_Output Tax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Refun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 Adjustment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Trading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s Return Order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cise as Service Tax Credi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_ Tax on Advance Paym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action No_ Serv_ Tax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C VA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V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ource Curr_ ADC VA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rvice Tax SHE Ces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E Cess % on TDS_TCS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E Cess on TDS_TCS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Bal_ SHE Cess on TDS_TCS Am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DS Certificate Receiv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put Service Distribu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le Chequ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 Pure Ag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ature of Service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 % Applied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_T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ork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verse Work Tax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WIP G_L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WIP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hift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dustry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of Days for Shift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ATable Purchase Tax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ale Return Typ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G_Service Tax Set Off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LA Set Off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sert S_T Recoverabl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ffline Applic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_T From Order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n Application Entr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clude Serv_ Tax in TDS Base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osting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ed TDS Base Amount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v To FA Posting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nfa Applies to Document No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reated from Easy Pay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 No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rs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emester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mploye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osted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Temp Gen_ Journal Line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Journal Template Name"</text:span><text:span text:style-name="T3">,</text:span><text:span text:style-name="T4">"Journal Batch Name"</text:span><text:span text:style-name="T3">,</text:span><text:span text:style-name="T4">"Line No_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emp Gen_ Journal Line$0"</text:span><text:span text:style-name="T2"> </text:span><text:span text:style-name="T1">ON</text:span><text:span text:style-name="T2"> </text:span><text:span text:style-name="T3">MDB_School.dbo."Temp</text:span><text:span text:style-name="T2"> </text:span><text:span text:style-name="T3">Gen_</text:span><text:span text:style-name="T2"> </text:span><text:span text:style-name="T3">Journal</text:span><text:span text:style-name="T2"> </text:span><text:span text:style-name="T3">Line_Not</text:span><text:span text:style-name="T2"> </text:span><text:span text:style-name="T1">in</text:span><text:span text:style-name="T2"> </text:span><text:span text:style-name="T1">Use</text:span><text:span text:style-name="T9">----------" (Journal Template Name,Journal Batch Name,Line No_)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Student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ame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Birth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izenship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commodation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School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edium of Instru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sently Residing with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evious Curriculum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To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ee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1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ddress2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it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st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untry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-Mail Addres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bile Number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one Number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t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assport Exp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Visa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ood Habit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Father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Mother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Guardian Image"</text:span><text:span text:style-name="T2"> </text:span><text:span text:style-name="T5">image</text:span><text:span text:style-name="T3">,</text:span></text:p>
      <text:p text:style-name="P1"><text:span text:style-name="T2"><text:tab/></text:span><text:span text:style-name="T4">"Mo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Name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romotion Gran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Guardian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ccup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ligion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Qualification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st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g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th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_s Annual Incom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xam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munity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Tongu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ew Stud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dress 3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ouse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ee Classification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Quota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a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hil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aff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Joined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om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Allo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Hostel Vacat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om Typ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ess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GPA Gra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Rank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GPA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test Gra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Imag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dmission For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Old Admiss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Pickup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rop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tance Covered in KM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Fee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No_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bling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No_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H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Weigh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Leaving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Guardian Office Address 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Address 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ity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Pos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Guardian Office Country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gistration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Email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Mobil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Block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mily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1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W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nquiry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Require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ategory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hysically Challeng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Details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ithdrwal Applied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auge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nguage 2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 1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 1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WS 1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New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1 New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ransport Slab Code New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1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mpany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DOB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Class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ibling 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ibling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licant Relationship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marks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tream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hello'</text:span><text:span text:style-name="T3">)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1</text:span><text:span text:style-name="T3">)),</text:span></text:p>
      <text:p text:style-name="P1"><text:span text:style-name="T2"><text:tab/></text:span><text:span text:style-name="T4">"TPT Availing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('')'</text:span><text:span text:style-name="T3">,</text:span></text:p>
      <text:p text:style-name="P1"><text:span text:style-name="T2"><text:tab/></text:span><text:span text:style-name="T4">"TPT Withdrawal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('')'</text:span><text:span text:style-name="T3">,</text:span></text:p>
      <text:p text:style-name="P1"><text:span text:style-name="T2"><text:tab/></text:span><text:span text:style-name="T4">"TPT Availing Date-T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('')'</text:span><text:span text:style-name="T3">,</text:span></text:p>
      <text:p text:style-name="P1"><text:span text:style-name="T2"><text:tab/></text:span><text:span text:style-name="T4">"TPT Withdrawal Date-T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('')'</text:span><text:span text:style-name="T3">,</text:span></text:p>
      <text:p text:style-name="P1"><text:span text:style-name="T2"><text:tab/></text:span><text:span text:style-name="T3">Bool2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3">Bool3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3">Bool4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3">Bool1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Allot Stud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</text:span><text:span text:style-name="T8">''</text:span><text:span text:style-name="T3">),</text:span></text:p>
      <text:p text:style-name="P1"><text:span text:style-name="T2"><text:tab/></text:span><text:span text:style-name="T4">"Entry Sequenc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3">((</text:span><text:span text:style-name="T6">0</text:span><text:span text:style-name="T3">)),</text:span></text:p>
      <text:p text:style-name="P1"><text:span text:style-name="T2"><text:tab/></text:span><text:span text:style-name="T4">"Discount Code 2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oft-page-break/><text:span text:style-name="T2"><text:tab/></text:span><text:span text:style-name="T4">"Discount Code 3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 4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2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3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lassification4"</text:span><text:span text:style-name="T2"> </text:span><text:span text:style-name="T5">varchar</text:span><text:span text:style-name="T3">(</text:span><text:span text:style-name="T6">5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count Code2 New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Discount Code3 New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4">"Discount Code4 New"</text:span><text:span text:style-name="T2"> </text:span><text:span text:style-name="T5">varchar</text:span><text:span text:style-name="T3">(</text:span><text:span text:style-name="T6">20</text:span><text:span text:style-name="T3">),</text:span></text:p>
      <text:p text:style-name="P1"><text:span text:style-name="T2"><text:tab/></text:span><text:span text:style-name="T3">Bool5</text:span><text:span text:style-name="T2"> </text:span><text:span text:style-name="T5">int</text:span><text:span text:style-name="T3">,</text:span></text:p>
      <text:p text:style-name="P1"><text:span text:style-name="T2"><text:tab/></text:span><text:span text:style-name="T3">Bool6</text:span><text:span text:style-name="T2"> </text:span><text:span text:style-name="T5">int</text:span><text:span text:style-name="T3">,</text:span></text:p>
      <text:p text:style-name="P1"><text:span text:style-name="T2"><text:tab/></text:span><text:span text:style-name="T3">Bool7</text:span><text:span text:style-name="T2"> </text:span><text:span text:style-name="T5">int</text:span><text:span text:style-name="T3">,</text:span></text:p>
      <text:p text:style-name="P1"><text:span text:style-name="T2"><text:tab/></text:span><text:span text:style-name="T4">"Last Activation Dat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Aadhar Card No_"</text:span><text:span text:style-name="T2"> </text:span><text:span text:style-name="T5">int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pk_Temp Student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pk_Temp Student"</text:span><text:span text:style-name="T2"> </text:span><text:span text:style-name="T1">ON</text:span><text:span text:style-name="T2"> </text:span><text:span text:style-name="T3">MDB_School.dbo.</text:span><text:span text:style-name="T4">"Temp Student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Transfer Certificate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ithdrawl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Issu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Birth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ge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ate of Issu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onduct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ithdrawl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for Leaving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Months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ason</text:span><text:span text:style-name="T2"> </text:span><text:span text:style-name="T5">varchar</text:span><text:span text:style-name="T3">(</text:span><text:span text:style-name="T6">2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ail Code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al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pprov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Status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ast Attented Dat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Fee Cut off dat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Date of Inactive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4">"Date of Joining"</text:span><text:span text:style-name="T2"> </text:span><text:span text:style-name="T5">datetime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Temp Transfer Certificate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TC No_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oft-page-break/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emp Transfer Certificate$0"</text:span><text:span text:style-name="T2"> </text:span><text:span text:style-name="T1">ON</text:span><text:span text:style-name="T2"> </text:span><text:span text:style-name="T3">MDB_School.dbo.</text:span><text:span text:style-name="T4">"Temp Transfer Certificate"</text:span><text:span text:style-name="T2"> </text:span><text:span text:style-name="T3">(TC</text:span><text:span text:style-name="T2"> </text:span><text:span text:style-name="T3">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emp Withdrawal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No_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lass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ection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Curriculum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ademic Year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Withdrawal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No_ Series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TC Issue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lass Cod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eason for Leaving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Reason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Accounts Departm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cience Lab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IT Head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Library Department"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port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tudent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Father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Mother Name"</text:span><text:span text:style-name="T2"> </text:span><text:span text:style-name="T5">varchar</text:span><text:span text:style-name="T3">(</text:span><text:span text:style-name="T6">8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Gender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ystem Genrated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ERPUpdateStatus</text:span><text:span text:style-name="T2"> </text:span><text:span text:style-name="T5">tiny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Temp Withdrawal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No_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emp Withdrawal$0"</text:span><text:span text:style-name="T2"> </text:span><text:span text:style-name="T1">ON</text:span><text:span text:style-name="T2"> </text:span><text:span text:style-name="T3">MDB_School.dbo.</text:span><text:span text:style-name="T4">"Temp Withdrawal"</text:span><text:span text:style-name="T2"> </text:span><text:span text:style-name="T3">(No_,Company</text:span><text:span text:style-name="T2"> </text:span><text:span text:style-name="T3">Name)</text:span><text:span text:style-name="T7">;</text:span></text:p>
      <text:p text:style-name="P1"><text:span text:style-name="T1">CREATE</text:span><text:span text:style-name="T2"> </text:span><text:span text:style-name="T1">TABLE</text:span><text:span text:style-name="T2"> </text:span><text:span text:style-name="T3">MDB_School.dbo.</text:span><text:span text:style-name="T4">"Transport Slab"</text:span><text:span text:style-name="T2"> </text:span><text:span text:style-name="T3">(</text:span></text:p>
      <text:p text:style-name="P1"><text:span text:style-name="T2"><text:tab/></text:span><text:span text:style-name="T4">"timestamp"</text:span><text:span text:style-name="T2"> </text:span><text:span text:style-name="T5">timestamp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Code"</text:span><text:span text:style-name="T2"> </text:span><text:span text:style-name="T5">varchar</text:span><text:span text:style-name="T3">(</text:span><text:span text:style-name="T6">1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Route No_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Name"</text:span><text:span text:style-name="T2"> </text:span><text:span text:style-name="T5">varchar</text:span><text:span text:style-name="T3">(</text:span><text:span text:style-name="T6">3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Start Distance in KM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Slab End Distance in KM"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Amount</text:span><text:span text:style-name="T2"> </text:span><text:span text:style-name="T5">decimal</text:span><text:span text:style-name="T3">(</text:span><text:span text:style-name="T6">38</text:span><text:span text:style-name="T3">,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User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Portal ID"</text:span><text:span text:style-name="T2"> </text:span><text:span text:style-name="T5">varchar</text:span><text:span text:style-name="T3">(</text:span><text:span text:style-name="T6">2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Effective Date"</text:span><text:span text:style-name="T2"> </text:span><text:span text:style-name="T5">datetime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Distance covered"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Synchronization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4">"Company Name"</text:span><text:span text:style-name="T2"> </text:span><text:span text:style-name="T5">varchar</text:span><text:span text:style-name="T3">(</text:span><text:span text:style-name="T6">100</text:span><text:span text:style-name="T3">)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Insert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bi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4">"Transport Slab$0"</text:span><text:span text:style-name="T2"> </text:span><text:span text:style-name="T1">PRIMARY</text:span><text:span text:style-name="T2"> </text:span><text:span text:style-name="T1">KEY</text:span><text:span text:style-name="T2"> </text:span><text:span text:style-name="T3">(</text:span><text:span text:style-name="T4">"Slab Code"</text:span><text:span text:style-name="T3">,</text:span><text:span text:style-name="T4">"Route No_"</text:span><text:span text:style-name="T3">,</text:span><text:span text:style-name="T4">"Company Name"</text:span><text:span text:style-name="T3">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4">"Transport Slab$0"</text:span><text:span text:style-name="T2"> </text:span><text:span text:style-name="T1">ON</text:span><text:span text:style-name="T2"> </text:span><text:span text:style-name="T3">MDB_School.dbo.</text:span><text:span text:style-name="T4">"Transport Slab"</text:span><text:span text:style-name="T2"> </text:span><text:span text:style-name="T3">(Slab</text:span><text:span text:style-name="T2"> </text:span><text:span text:style-name="T3">Code,Route</text:span><text:span text:style-name="T2"> </text:span><text:span text:style-name="T3">No_,Company</text:span><text:span text:style-name="T2"> </text:span><text:span text:style-name="T3">Name)</text:span><text:span text:style-name="T7">;</text:span></text:p>
      <text:p text:style-name="Standard"/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MDB_School.dbo.tbl_test</text:span><text:span text:style-name="T2"> </text:span><text:span text:style-name="T3">(</text:span></text:p>
      <text:p text:style-name="P1"><text:soft-page-break/><text:span text:style-name="T2"><text:tab/></text:span><text:span text:style-name="T3">sl_no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3">,</text:span></text:p>
      <text:p text:style-name="P1"><text:span text:style-name="T2"><text:tab/></text:span><text:span text:style-name="T3">updatestatus</text:span><text:span text:style-name="T2"> </text:span><text:span text:style-name="T5">int</text:span><text:span text:style-name="T3">,</text:span></text:p>
      <text:p text:style-name="P1"><text:span text:style-name="T2"><text:tab/></text:span><text:span text:style-name="T1">CONSTRAINT</text:span><text:span text:style-name="T2"> </text:span><text:span text:style-name="T3">PK_tbl_test</text:span><text:span text:style-name="T2"> </text:span><text:span text:style-name="T1">PRIMARY</text:span><text:span text:style-name="T2"> </text:span><text:span text:style-name="T1">KEY</text:span><text:span text:style-name="T2"> </text:span><text:span text:style-name="T3">(sl_no)</text:span></text:p>
      <text:p text:style-name="P1"><text:span text:style-name="T3">)</text:span><text:span text:style-name="T7">;</text:span></text:p>
      <text:p text:style-name="P2"/>
      <text:p text:style-name="P1"><text:span text:style-name="T1">CREATE</text:span><text:span text:style-name="T2"> </text:span><text:span text:style-name="T1">UNIQUE</text:span><text:span text:style-name="T2"> </text:span><text:span text:style-name="T1">INDEX</text:span><text:span text:style-name="T2"> </text:span><text:span text:style-name="T3">PK_tbl_test</text:span><text:span text:style-name="T2"> </text:span><text:span text:style-name="T1">ON</text:span><text:span text:style-name="T2"> </text:span><text:span text:style-name="T3">MDB_School.dbo.tbl_test</text:span><text:span text:style-name="T2"> </text:span><text:span text:style-name="T3">(sl_no)</text:span><text:span text:style-name="T7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12:26.611962231</meta:creation-date>
    <dc:date>2017-02-24T14:22:20.085425596</dc:date>
    <meta:editing-duration>PT9M56S</meta:editing-duration>
    <meta:editing-cycles>1</meta:editing-cycles>
    <meta:document-statistic meta:table-count="0" meta:image-count="0" meta:object-count="0" meta:page-count="33" meta:paragraph-count="1896" meta:word-count="9950" meta:character-count="72081" meta:non-whitespace-character-count="62239"/>
    <meta:generator>LibreOffice/5.1.6.2$Linux_X86_64 LibreOffice_project/10m0$Build-2</meta:generator>
  </office:meta>
</office:document-meta>
</file>